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VersionList.xml" manifest:media-type=""/>
  <manifest:file-entry manifest:full-path="content.xml" manifest:media-type="text/xml"/>
  <manifest:file-entry manifest:full-path="Versions/Version1" manifest:media-type=""/>
  <manifest:file-entry manifest:full-path="Versions/Version2" manifest:media-type="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RegisterModel" style:family="table">
      <style:table-properties style:width="170.13mm" fo:margin-left="0mm" table:align="left" fo:keep-with-next="always" style:may-break-between-rows="true" table:border-model="collapsing"/>
    </style:style>
    <style:style style:name="RegisterModel.A" style:family="table-column">
      <style:table-column-properties style:column-width="15.08mm"/>
    </style:style>
    <style:style style:name="RegisterModel.B" style:family="table-column">
      <style:table-column-properties style:column-width="34.66mm"/>
    </style:style>
    <style:style style:name="RegisterModel.C" style:family="table-column">
      <style:table-column-properties style:column-width="29.63mm"/>
    </style:style>
    <style:style style:name="RegisterModel.D" style:family="table-column">
      <style:table-column-properties style:column-width="90.75mm"/>
    </style:style>
    <style:style style:name="RegisterModel.1" style:family="table-row">
      <style:table-row-properties fo:keep-together="auto"/>
    </style:style>
    <style:style style:name="RegisterModel.A1" style:family="table-cell">
      <style:table-cell-properties fo:background-color="transparent" fo:padding="0.97mm" fo:border="none" style:writing-mode="page">
        <style:background-image/>
      </style:table-cell-properties>
    </style:style>
    <style:style style:name="RegisterModel.B2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RegisterModel.C2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RegisterModel.B3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RegisterModel.C3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REGassignmentTable" style:family="table">
      <style:table-properties style:width="88.37mm" table:align="left" style:may-break-between-rows="true" table:border-model="collapsing"/>
    </style:style>
    <style:style style:name="REGassignmentTable.A" style:family="table-column">
      <style:table-column-properties style:column-width="21.43mm"/>
    </style:style>
    <style:style style:name="REGassignmentTable.B" style:family="table-column">
      <style:table-column-properties style:column-width="35.24mm"/>
    </style:style>
    <style:style style:name="REGassignmentTable.C" style:family="table-column">
      <style:table-column-properties style:column-width="17.15mm"/>
    </style:style>
    <style:style style:name="REGassignmentTable.D" style:family="table-column">
      <style:table-column-properties style:column-width="14.55mm"/>
    </style:style>
    <style:style style:name="REGassignmentTable.1" style:family="table-row">
      <style:table-row-properties fo:keep-together="auto"/>
    </style:style>
    <style:style style:name="REGassignmentTable.A1" style:family="table-cell">
      <style:table-cell-properties fo:background-color="transparent" fo:padding="0mm" fo:border-left="none" fo:border-right="none" fo:border-top="0.75pt solid #000000" fo:border-bottom="0.75pt solid #000000" style:writing-mode="page">
        <style:background-image/>
      </style:table-cell-properties>
    </style:style>
    <style:style style:name="REGassignmentTable.A2" style:family="table-cell">
      <style:table-cell-properties fo:background-color="transparent" fo:padding="0mm" fo:border="none" style:writing-mode="page">
        <style:background-image/>
      </style:table-cell-properties>
    </style:style>
    <style:style style:name="REGassignmentTable.C2" style:family="table-cell" style:data-style-name="N0">
      <style:table-cell-properties fo:background-color="transparent" fo:padding="0mm" fo:border="none" style:writing-mode="page">
        <style:background-image/>
      </style:table-cell-properties>
    </style:style>
    <style:style style:name="REGassignmentTable.A9" style:family="table-cell">
      <style:table-cell-properties fo:background-color="transparent" fo:padding="0mm" fo:border-left="none" fo:border-right="none" fo:border-top="none" fo:border-bottom="0.75pt solid #000000" style:writing-mode="page">
        <style:background-image/>
      </style:table-cell-properties>
    </style:style>
    <style:style style:name="REGassignmentTable.B9" style:family="table-cell">
      <style:table-cell-properties fo:background-color="transparent" fo:padding="0mm" fo:border-left="none" fo:border-right="none" fo:border-top="none" fo:border-bottom="0.75pt solid #000000" style:writing-mode="page">
        <style:background-image/>
      </style:table-cell-properties>
    </style:style>
    <style:style style:name="REGassignmentTable.C9" style:family="table-cell" style:data-style-name="N0">
      <style:table-cell-properties fo:background-color="transparent" fo:padding="0mm" fo:border-left="none" fo:border-right="none" fo:border-top="none" fo:border-bottom="0.75pt solid #000000" style:writing-mode="page">
        <style:background-image/>
      </style:table-cell-properties>
    </style:style>
    <style:style style:name="REGassignmentTable.D9" style:family="table-cell">
      <style:table-cell-properties fo:background-color="transparent" fo:padding="0mm" fo:border-left="none" fo:border-right="none" fo:border-top="none" fo:border-bottom="0.75pt solid #000000" style:writing-mode="page">
        <style:background-image/>
      </style:table-cell-properties>
    </style:style>
    <style:style style:name="Table1" style:family="table">
      <style:table-properties style:width="170.06mm" fo:margin-left="0mm" fo:margin-right="0mm" table:align="margins"/>
    </style:style>
    <style:style style:name="Table1.A" style:family="table-column">
      <style:table-column-properties style:column-width="29mm" style:rel-column-width="11178*"/>
    </style:style>
    <style:style style:name="Table1.B" style:family="table-column">
      <style:table-column-properties style:column-width="29.02mm" style:rel-column-width="11185*"/>
    </style:style>
    <style:style style:name="Table1.E" style:family="table-column">
      <style:table-column-properties style:column-width="53.99mm" style:rel-column-width="20809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E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10.02mm"/>
    </style:style>
    <style:style style:name="Table1.5" style:family="table-row">
      <style:table-row-properties style:min-row-height="6.28mm"/>
    </style:style>
    <style:style style:name="Table1.60" style:family="table-row">
      <style:table-row-properties style:min-row-height="5.66mm"/>
    </style:style>
    <style:style style:name="P1" style:family="paragraph" style:parent-style-name="Standard">
      <style:text-properties officeooo:rsid="002822cf" officeooo:paragraph-rsid="002822cf"/>
    </style:style>
    <style:style style:name="P2" style:family="paragraph" style:parent-style-name="Standard">
      <style:text-properties officeooo:rsid="002822cf" officeooo:paragraph-rsid="00336893"/>
    </style:style>
    <style:style style:name="P3" style:family="paragraph" style:parent-style-name="Standard">
      <style:text-properties officeooo:rsid="002949b7" officeooo:paragraph-rsid="002949b7"/>
    </style:style>
    <style:style style:name="P4" style:family="paragraph" style:parent-style-name="Table_20_Contents">
      <style:text-properties officeooo:rsid="002043fc" officeooo:paragraph-rsid="002043fc"/>
    </style:style>
    <style:style style:name="P5" style:family="paragraph" style:parent-style-name="Table_20_Contents">
      <style:text-properties officeooo:rsid="002043fc" officeooo:paragraph-rsid="00235fc0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235fc0" officeooo:paragraph-rsid="00235fc0" style:font-weight-asian="bold" style:font-weight-complex="bold"/>
    </style:style>
    <style:style style:name="P7" style:family="paragraph" style:parent-style-name="Table_20_Contents">
      <style:text-properties fo:font-weight="bold" officeooo:rsid="002822cf" officeooo:paragraph-rsid="002822cf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822cf" officeooo:paragraph-rsid="002822cf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949b7" officeooo:paragraph-rsid="002949b7" style:font-weight-asian="bold" style:font-weight-complex="bold"/>
    </style:style>
    <style:style style:name="P10" style:family="paragraph" style:parent-style-name="Text_20_body">
      <style:text-properties fo:font-weight="bold" officeooo:rsid="0045a8e9" officeooo:paragraph-rsid="0045a8e9" style:font-weight-asian="bold" style:font-weight-complex="bold"/>
    </style:style>
    <style:style style:name="P11" style:family="paragraph" style:parent-style-name="Table_20_Contents">
      <style:text-properties officeooo:rsid="00267862" officeooo:paragraph-rsid="00267862"/>
    </style:style>
    <style:style style:name="P12" style:family="paragraph" style:parent-style-name="Table_20_Contents">
      <style:text-properties officeooo:rsid="0027ecba" officeooo:paragraph-rsid="0027ecba"/>
    </style:style>
    <style:style style:name="P13" style:family="paragraph" style:parent-style-name="Text_20_body">
      <style:text-properties officeooo:rsid="001d45c5" officeooo:paragraph-rsid="001d45c5"/>
    </style:style>
    <style:style style:name="P14" style:family="paragraph" style:parent-style-name="Title">
      <style:text-properties officeooo:rsid="001d45c5" officeooo:paragraph-rsid="001d45c5"/>
    </style:style>
    <style:style style:name="P15" style:family="paragraph" style:parent-style-name="Text_20_body">
      <style:text-properties officeooo:rsid="001d45c5" officeooo:paragraph-rsid="002043fc"/>
    </style:style>
    <style:style style:name="P16" style:family="paragraph" style:parent-style-name="Text_20_body">
      <style:text-properties officeooo:rsid="0024c1ec" officeooo:paragraph-rsid="0024c1ec"/>
    </style:style>
    <style:style style:name="P17" style:family="paragraph" style:parent-style-name="Standard">
      <style:text-properties officeooo:rsid="002c3174" officeooo:paragraph-rsid="002c3174"/>
    </style:style>
    <style:style style:name="P18" style:family="paragraph" style:parent-style-name="Text_20_body">
      <style:text-properties officeooo:rsid="00260e8a" officeooo:paragraph-rsid="002043fc"/>
    </style:style>
    <style:style style:name="P19" style:family="paragraph" style:parent-style-name="Footnote">
      <style:text-properties officeooo:rsid="0036829b" officeooo:paragraph-rsid="0036829b"/>
    </style:style>
    <style:style style:name="P20" style:family="paragraph" style:parent-style-name="Standard">
      <style:text-properties officeooo:rsid="00336893" officeooo:paragraph-rsid="00336893"/>
    </style:style>
    <style:style style:name="P21" style:family="paragraph" style:parent-style-name="Table_20_Contents">
      <style:text-properties officeooo:rsid="0031ae41" officeooo:paragraph-rsid="0031ae41"/>
    </style:style>
    <style:style style:name="P22" style:family="paragraph" style:parent-style-name="Table_20_Contents">
      <style:text-properties fo:font-weight="normal" officeooo:rsid="003439c2" officeooo:paragraph-rsid="003439c2" style:font-weight-asian="normal" style:font-weight-complex="normal"/>
    </style:style>
    <style:style style:name="P23" style:family="paragraph" style:parent-style-name="Table_20_Contents">
      <style:text-properties fo:font-weight="normal" officeooo:rsid="00349ac4" officeooo:paragraph-rsid="00349ac4" style:font-weight-asian="normal" style:font-weight-complex="normal"/>
    </style:style>
    <style:style style:name="P24" style:family="paragraph" style:parent-style-name="Standard">
      <style:text-properties officeooo:rsid="0038a1d3" officeooo:paragraph-rsid="0038a1d3"/>
    </style:style>
    <style:style style:name="P25" style:family="paragraph" style:parent-style-name="Standard">
      <style:text-properties officeooo:rsid="00392d97" officeooo:paragraph-rsid="00392d97"/>
    </style:style>
    <style:style style:name="P26" style:family="paragraph" style:parent-style-name="Standard">
      <style:text-properties officeooo:rsid="00398969" officeooo:paragraph-rsid="00398969"/>
    </style:style>
    <style:style style:name="P27" style:family="paragraph" style:parent-style-name="Table_20_Contents">
      <style:text-properties officeooo:rsid="003ae9b8" officeooo:paragraph-rsid="003ae9b8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2d4d" officeooo:paragraph-rsid="003e2d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2d4d" officeooo:paragraph-rsid="003e2d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2d4d" officeooo:paragraph-rsid="003e2d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13ea" officeooo:paragraph-rsid="004013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13ea" officeooo:paragraph-rsid="004013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4598" officeooo:paragraph-rsid="004045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4598" officeooo:paragraph-rsid="004045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25a9" officeooo:paragraph-rsid="004225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text-properties officeooo:rsid="004cf250" officeooo:paragraph-rsid="004cf250"/>
    </style:style>
    <style:style style:name="P39" style:family="paragraph" style:parent-style-name="Text_20_body">
      <style:text-properties officeooo:rsid="0045a8e9" officeooo:paragraph-rsid="0045a8e9"/>
    </style:style>
    <style:style style:name="P40" style:family="paragraph" style:parent-style-name="Text_20_body">
      <style:text-properties officeooo:rsid="00486a28" officeooo:paragraph-rsid="00486a28"/>
    </style:style>
    <style:style style:name="P41" style:family="paragraph" style:parent-style-name="Footnote">
      <style:text-properties officeooo:rsid="005143c3" officeooo:paragraph-rsid="005143c3"/>
    </style:style>
    <style:style style:name="P42" style:family="paragraph" style:parent-style-name="Heading_20_1">
      <style:text-properties officeooo:rsid="003c66a9" officeooo:paragraph-rsid="003c66a9"/>
    </style:style>
    <style:style style:name="P43" style:family="paragraph" style:parent-style-name="Heading_20_1">
      <style:text-properties officeooo:rsid="002043fc" officeooo:paragraph-rsid="002043fc"/>
    </style:style>
    <style:style style:name="P44" style:family="paragraph" style:parent-style-name="Table">
      <style:paragraph-properties fo:keep-with-next="always"/>
    </style:style>
    <style:style style:name="P45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1e865b"/>
    </style:style>
    <style:style style:name="T2" style:family="text">
      <style:text-properties officeooo:rsid="00235fc0"/>
    </style:style>
    <style:style style:name="T3" style:family="text">
      <style:text-properties officeooo:rsid="00267862"/>
    </style:style>
    <style:style style:name="T4" style:family="text">
      <style:text-properties officeooo:rsid="002ad758"/>
    </style:style>
    <style:style style:name="T5" style:family="text">
      <style:text-properties officeooo:rsid="002c3174"/>
    </style:style>
    <style:style style:name="T6" style:family="text">
      <style:text-properties officeooo:rsid="00336893"/>
    </style:style>
    <style:style style:name="T7" style:family="text">
      <style:text-properties officeooo:rsid="00349ac4"/>
    </style:style>
    <style:style style:name="T8" style:family="text">
      <style:text-properties officeooo:rsid="003a78f2"/>
    </style:style>
    <style:style style:name="T9" style:family="text">
      <style:text-properties officeooo:rsid="004c036d"/>
    </style:style>
    <style:style style:name="T10" style:family="text">
      <style:text-properties officeooo:rsid="004cf250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">l</text:span>il CPU</text:p>
      <text:p text:style-name="P13">32 bit instruction.</text:p>
      <text:p text:style-name="P13">up to 16 bit data</text:p>
      <table:table table:name="RegisterModel" table:style-name="RegisterModel" table:template-name="Default Style">
        <table:table-column table:style-name="RegisterModel.A"/>
        <table:table-column table:style-name="RegisterModel.B"/>
        <table:table-column table:style-name="RegisterModel.C"/>
        <table:table-column table:style-name="RegisterModel.D"/>
        <table:table-row table:style-name="RegisterModel.1">
          <table:table-cell table:style-name="RegisterModel.A1" office:value-type="string">
            <text:p text:style-name="P28"/>
          </table:table-cell>
          <table:table-cell table:style-name="RegisterModel.A1" office:value-type="string">
            <text:p text:style-name="P30">Byte</text:p>
          </table:table-cell>
          <table:table-cell table:style-name="RegisterModel.A1" office:value-type="string">
            <text:p text:style-name="P30">Byte</text:p>
          </table:table-cell>
          <table:table-cell table:style-name="RegisterModel.A1" office:value-type="string">
            <text:p text:style-name="P28"/>
          </table:table-cell>
        </table:table-row>
        <table:table-row>
          <table:table-cell table:style-name="RegisterModel.A1" office:value-type="string">
            <text:p text:style-name="P31">AX</text:p>
          </table:table-cell>
          <table:table-cell table:style-name="RegisterModel.B2" office:value-type="string">
            <text:p text:style-name="P30">AL</text:p>
          </table:table-cell>
          <table:table-cell table:style-name="RegisterModel.C2" office:value-type="string">
            <text:p text:style-name="P30">AH</text:p>
          </table:table-cell>
          <table:table-cell table:style-name="RegisterModel.A1" office:value-type="string">
            <text:p text:style-name="P29">Accumulator</text:p>
          </table:table-cell>
        </table:table-row>
        <table:table-row>
          <table:table-cell table:style-name="RegisterModel.A1" office:value-type="string">
            <text:p text:style-name="P31">BX</text:p>
          </table:table-cell>
          <table:table-cell table:style-name="RegisterModel.B3" office:value-type="string">
            <text:p text:style-name="P30">BL</text:p>
          </table:table-cell>
          <table:table-cell table:style-name="RegisterModel.C3" office:value-type="string">
            <text:p text:style-name="P30">BH</text:p>
          </table:table-cell>
          <table:table-cell table:style-name="RegisterModel.A1" office:value-type="string">
            <text:p text:style-name="P29">Base</text:p>
          </table:table-cell>
        </table:table-row>
        <table:table-row>
          <table:table-cell table:style-name="RegisterModel.A1" office:value-type="string">
            <text:p text:style-name="P31">CX</text:p>
          </table:table-cell>
          <table:table-cell table:style-name="RegisterModel.B3" office:value-type="string">
            <text:p text:style-name="P30">CL</text:p>
          </table:table-cell>
          <table:table-cell table:style-name="RegisterModel.C3" office:value-type="string">
            <text:p text:style-name="P30">CH</text:p>
          </table:table-cell>
          <table:table-cell table:style-name="RegisterModel.A1" office:value-type="string">
            <text:p text:style-name="P29">Count</text:p>
          </table:table-cell>
        </table:table-row>
        <table:table-row>
          <table:table-cell table:style-name="RegisterModel.A1" office:value-type="string">
            <text:p text:style-name="P31">DX</text:p>
          </table:table-cell>
          <table:table-cell table:style-name="RegisterModel.B3" office:value-type="string">
            <text:p text:style-name="P30">DL</text:p>
          </table:table-cell>
          <table:table-cell table:style-name="RegisterModel.C3" office:value-type="string">
            <text:p text:style-name="P30">DH</text:p>
          </table:table-cell>
          <table:table-cell table:style-name="RegisterModel.A1" office:value-type="string">
            <text:p text:style-name="P29">Data</text:p>
          </table:table-cell>
        </table:table-row>
        <table:table-row>
          <table:table-cell table:style-name="RegisterModel.A1" office:value-type="string">
            <text:p text:style-name="P36"/>
          </table:table-cell>
          <table:table-cell table:style-name="RegisterModel.C3" table:number-columns-spanned="2" office:value-type="string">
            <text:p text:style-name="P33">SP</text:p>
          </table:table-cell>
          <table:covered-table-cell/>
          <table:table-cell table:style-name="RegisterModel.A1" office:value-type="string">
            <text:p text:style-name="P32">Stack Pointer</text:p>
          </table:table-cell>
        </table:table-row>
        <table:table-row>
          <table:table-cell table:style-name="RegisterModel.A1" office:value-type="string">
            <text:p text:style-name="P36"/>
          </table:table-cell>
          <table:table-cell table:style-name="RegisterModel.C3" table:number-columns-spanned="2" office:value-type="string">
            <text:p text:style-name="P33">BP</text:p>
          </table:table-cell>
          <table:covered-table-cell/>
          <table:table-cell table:style-name="RegisterModel.A1" office:value-type="string">
            <text:p text:style-name="P32">Base Pointer</text:p>
          </table:table-cell>
        </table:table-row>
        <table:table-row table:style-name="RegisterModel.1">
          <table:table-cell table:style-name="RegisterModel.A1" office:value-type="string">
            <text:p text:style-name="P36"/>
          </table:table-cell>
          <table:table-cell table:style-name="RegisterModel.C3" table:number-columns-spanned="2" office:value-type="string">
            <text:p text:style-name="P33">IP</text:p>
          </table:table-cell>
          <table:covered-table-cell/>
          <table:table-cell table:style-name="RegisterModel.A1" office:value-type="string">
            <text:p text:style-name="P32">Instruction Pointer</text:p>
          </table:table-cell>
        </table:table-row>
        <table:table-row table:style-name="RegisterModel.1">
          <table:table-cell table:style-name="RegisterModel.A1" office:value-type="string">
            <text:p text:style-name="P36"/>
          </table:table-cell>
          <table:table-cell table:style-name="RegisterModel.C3" table:number-columns-spanned="2" office:value-type="string">
            <text:p text:style-name="P35">FLAGS</text:p>
          </table:table-cell>
          <table:covered-table-cell/>
          <table:table-cell table:style-name="RegisterModel.A1" office:value-type="string">
            <text:p text:style-name="P34">Status Flags</text:p>
          </table:table-cell>
        </table:table-row>
      </table:table>
      <text:p text:style-name="Table">Table <text:sequence text:ref-name="refTable0" text:name="Table" text:formula="ooow:Table+1" style:num-format="1">1</text:sequence>: Register Model</text:p>
      <text:p text:style-name="P13"/>
      <table:table table:name="REGassignmentTable" table:style-name="REGassignmentTable" table:template-name="Academic">
        <table:table-column table:style-name="REGassignmentTable.A"/>
        <table:table-column table:style-name="REGassignmentTable.B"/>
        <table:table-column table:style-name="REGassignmentTable.C"/>
        <table:table-column table:style-name="REGassignmentTable.D"/>
        <table:table-row table:style-name="REGassignmentTable.1">
          <table:table-cell table:style-name="REGassignmentTable.A1" table:number-columns-spanned="2" office:value-type="string">
            <text:p text:style-name="P37">16-Bit (W = 1)</text:p>
          </table:table-cell>
          <table:covered-table-cell/>
          <table:table-cell table:style-name="REGassignmentTable.A1" table:number-columns-spanned="2" office:value-type="string">
            <text:p text:style-name="P37">8-Bit (W = 0)</text:p>
          </table:table-cell>
          <table:covered-table-cell/>
        </table:table-row>
        <table:table-row table:style-name="REGassignmentTable.1">
          <table:table-cell table:style-name="REGassignmentTable.A2" office:value-type="string">
            <text:p text:style-name="P37">000</text:p>
          </table:table-cell>
          <table:table-cell table:style-name="REGassignmentTable.A2" office:value-type="string">
            <text:p text:style-name="P37">AX</text:p>
          </table:table-cell>
          <table:table-cell table:style-name="REGassignmentTable.C2" office:value-type="float" office:value="0">
            <text:p text:style-name="P37">0</text:p>
          </table:table-cell>
          <table:table-cell table:style-name="REGassignmentTable.A2" office:value-type="string">
            <text:p text:style-name="P37">AL</text:p>
          </table:table-cell>
        </table:table-row>
        <table:table-row table:style-name="REGassignmentTable.1">
          <table:table-cell table:style-name="REGassignmentTable.A2" office:value-type="string">
            <text:p text:style-name="P37">001</text:p>
          </table:table-cell>
          <table:table-cell table:style-name="REGassignmentTable.A2" office:value-type="string">
            <text:p text:style-name="P37">BX</text:p>
          </table:table-cell>
          <table:table-cell table:style-name="REGassignmentTable.C2" office:value-type="float" office:value="1">
            <text:p text:style-name="P37">1</text:p>
          </table:table-cell>
          <table:table-cell table:style-name="REGassignmentTable.A2" office:value-type="string">
            <text:p text:style-name="P37">BL</text:p>
          </table:table-cell>
        </table:table-row>
        <table:table-row table:style-name="REGassignmentTable.1">
          <table:table-cell table:style-name="REGassignmentTable.A2" office:value-type="string">
            <text:p text:style-name="P37">010</text:p>
          </table:table-cell>
          <table:table-cell table:style-name="REGassignmentTable.A2" office:value-type="string">
            <text:p text:style-name="P37">CX</text:p>
          </table:table-cell>
          <table:table-cell table:style-name="REGassignmentTable.C2" office:value-type="float" office:value="10">
            <text:p text:style-name="P37">10</text:p>
          </table:table-cell>
          <table:table-cell table:style-name="REGassignmentTable.A2" office:value-type="string">
            <text:p text:style-name="P37">CL</text:p>
          </table:table-cell>
        </table:table-row>
        <table:table-row table:style-name="REGassignmentTable.1">
          <table:table-cell table:style-name="REGassignmentTable.A2" office:value-type="string">
            <text:p text:style-name="P37">011</text:p>
          </table:table-cell>
          <table:table-cell table:style-name="REGassignmentTable.A2" office:value-type="string">
            <text:p text:style-name="P37">DX</text:p>
          </table:table-cell>
          <table:table-cell table:style-name="REGassignmentTable.C2" office:value-type="float" office:value="11">
            <text:p text:style-name="P37">11</text:p>
          </table:table-cell>
          <table:table-cell table:style-name="REGassignmentTable.A2" office:value-type="string">
            <text:p text:style-name="P37">DL</text:p>
          </table:table-cell>
        </table:table-row>
        <table:table-row table:style-name="REGassignmentTable.1">
          <table:table-cell table:style-name="REGassignmentTable.A2" office:value-type="string">
            <text:p text:style-name="P37">100</text:p>
          </table:table-cell>
          <table:table-cell table:style-name="REGassignmentTable.A2" office:value-type="string">
            <text:p text:style-name="P37">SP</text:p>
          </table:table-cell>
          <table:table-cell table:style-name="REGassignmentTable.C2" office:value-type="float" office:value="100">
            <text:p text:style-name="P37">100</text:p>
          </table:table-cell>
          <table:table-cell table:style-name="REGassignmentTable.A2" office:value-type="string">
            <text:p text:style-name="P37">AH</text:p>
          </table:table-cell>
        </table:table-row>
        <table:table-row table:style-name="REGassignmentTable.1">
          <table:table-cell table:style-name="REGassignmentTable.A2" office:value-type="string">
            <text:p text:style-name="P37">101</text:p>
          </table:table-cell>
          <table:table-cell table:style-name="REGassignmentTable.A2" office:value-type="string">
            <text:p text:style-name="P37">BP</text:p>
          </table:table-cell>
          <table:table-cell table:style-name="REGassignmentTable.C2" office:value-type="float" office:value="101">
            <text:p text:style-name="P37">101</text:p>
          </table:table-cell>
          <table:table-cell table:style-name="REGassignmentTable.A2" office:value-type="string">
            <text:p text:style-name="P37">BH</text:p>
          </table:table-cell>
        </table:table-row>
        <table:table-row table:style-name="REGassignmentTable.1">
          <table:table-cell table:style-name="REGassignmentTable.A2" office:value-type="string">
            <text:p text:style-name="P37">110</text:p>
          </table:table-cell>
          <table:table-cell table:style-name="REGassignmentTable.A2" office:value-type="string">
            <text:p text:style-name="P37">IP</text:p>
          </table:table-cell>
          <table:table-cell table:style-name="REGassignmentTable.C2" office:value-type="float" office:value="110">
            <text:p text:style-name="P37">110</text:p>
          </table:table-cell>
          <table:table-cell table:style-name="REGassignmentTable.A2" office:value-type="string">
            <text:p text:style-name="P37">CH</text:p>
          </table:table-cell>
        </table:table-row>
        <table:table-row table:style-name="REGassignmentTable.1">
          <table:table-cell table:style-name="REGassignmentTable.A9" office:value-type="string">
            <text:p text:style-name="P37">111</text:p>
          </table:table-cell>
          <table:table-cell table:style-name="REGassignmentTable.B9" office:value-type="string">
            <text:p text:style-name="P37">FLAGS</text:p>
          </table:table-cell>
          <table:table-cell table:style-name="REGassignmentTable.C9" office:value-type="float" office:value="111">
            <text:p text:style-name="P37">111</text:p>
          </table:table-cell>
          <table:table-cell table:style-name="REGassignmentTable.D9" office:value-type="string">
            <text:p text:style-name="P37">DH</text:p>
          </table:table-cell>
        </table:table-row>
      </table:table>
      <text:p text:style-name="P13"/>
      <text:h text:style-name="P42" text:outline-level="1">Memory Organization</text:h>
      <text:p text:style-name="P40">Total of 17-Bit Adress and 16-Bit Data</text:p>
      <text:p text:style-name="P10">Base Pointer:</text:p>
      <text:p text:style-name="P39">From:<text:tab/>00000h</text:p>
      <text:p text:style-name="P39">To:<text:tab/>0FFFFh</text:p>
      <text:p text:style-name="P10">Stack Pointer:</text:p>
      <text:p text:style-name="P39">From:<text:tab/>10000h</text:p>
      <text:p text:style-name="P39">To:<text:tab/>1FFFFh</text:p>
      <text:h text:style-name="P43" text:outline-level="1"><text:soft-page-break/>Instruction Set Overview</text:h>
      <text:p text:style-name="P44">Table <text:sequence text:ref-name="refTable1" text:name="Table" text:formula="ooow:Table+1" style:num-format="1">2</text:sequence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row>
          <table:table-cell table:style-name="Table1.A1" table:number-columns-spanned="4" office:value-type="string">
            <text:p text:style-name="P4">Instruction Code</text:p>
          </table:table-cell>
          <table:covered-table-cell/>
          <table:covered-table-cell/>
          <table:covered-table-cell/>
          <table:table-cell table:style-name="Table1.E1" office:value-type="string">
            <text:p text:style-name="P4">Description</text:p>
          </table:table-cell>
        </table:table-row>
        <table:table-row>
          <table:table-cell table:style-name="Table1.A2" office:value-type="string">
            <text:p text:style-name="P4">Byte 4</text:p>
          </table:table-cell>
          <table:table-cell table:style-name="Table1.A2" office:value-type="string">
            <text:p text:style-name="P4">Byte 3</text:p>
          </table:table-cell>
          <table:table-cell table:style-name="Table1.A2" office:value-type="string">
            <text:p text:style-name="P4">Byte 2</text:p>
          </table:table-cell>
          <table:table-cell table:style-name="Table1.A2" office:value-type="string">
            <text:p text:style-name="P4">Byte 1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7 6 5 4 3 2 1 0</text:p>
          </table:table-cell>
          <table:table-cell table:style-name="Table1.A2" office:value-type="string">
            <text:p text:style-name="P4">7 6 5 4 3 2 1 0</text:p>
          </table:table-cell>
          <table:table-cell table:style-name="Table1.A2" office:value-type="string">
            <text:p text:style-name="P4">7 6 5 4 3 2 1 0</text:p>
          </table:table-cell>
          <table:table-cell table:style-name="Table1.A2" office:value-type="string">
            <text:p text:style-name="P4">7 6 5 4 3 2 1 0</text:p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4">
          <table:table-cell table:style-name="Table1.E2" table:number-columns-spanned="5" office:value-type="string">
            <text:p text:style-name="P6">Data Transfer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office:value-type="string">
            <text:p text:style-name="P4">0 0 0 0 0 0 0 1</text:p>
          </table:table-cell>
          <table:table-cell table:style-name="Table1.A2" office:value-type="string">
            <text:p text:style-name="P4">W 0 0 0 <text:span text:style-name="T8">0</text:span> reg<text:note text:id="ftn1" text:note-class="footnote"><text:note-citation>1</text:note-citation><text:note-body><text:p text:style-name="P19">reg is always 3 bit for Selection of Regisers</text:p></text:note-body></text:note></text:p>
          </table:table-cell>
          <table:table-cell table:style-name="Table1.A2" office:value-type="string">
            <text:p text:style-name="P5">Data <text:span text:style-name="T2">if w=1</text:span></text:p>
          </table:table-cell>
          <table:table-cell table:style-name="Table1.A2" office:value-type="string">
            <text:p text:style-name="P4">Data</text:p>
          </table:table-cell>
          <table:table-cell table:style-name="Table1.E2" office:value-type="string">
            <text:p text:style-name="P15"><text:span text:style-name="T3">MOV </text:span>Immediate to Register</text:p>
          </table:table-cell>
        </table:table-row>
        <table:table-row>
          <table:table-cell table:style-name="Table1.A2" office:value-type="string">
            <text:p text:style-name="P4">0 0 0 0 0 0 1 0</text:p>
          </table:table-cell>
          <table:table-cell table:style-name="Table1.A2" office:value-type="string">
            <text:p text:style-name="P4">W d<text:note text:id="ftn2" text:note-class="footnote"><text:note-citation>2</text:note-citation><text:note-body><text:p text:style-name="Footnote">d = 0 from reg<text:span text:style-name="T9">1</text:span> to reg<text:span text:style-name="T9">2</text:span> - d = 1 from reg<text:span text:style-name="T9">2</text:span> to reg<text:span text:style-name="T9">1</text:span></text:p></text:note-body></text:note> reg1 reg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6"><text:span text:style-name="T3">MOV </text:span>Register to Register</text:p>
          </table:table-cell>
        </table:table-row>
        <table:table-row>
          <table:table-cell table:style-name="Table1.A2" office:value-type="string">
            <text:p text:style-name="P21">0 0 0 0 0 0 1 1</text:p>
          </table:table-cell>
          <table:table-cell table:style-name="Table1.A2" office:value-type="string">
            <text:p text:style-name="P38">W d<text:note text:id="ftn0" text:note-class="footnote"><text:note-citation>3</text:note-citation><text:note-body><text:p text:style-name="P41">d = 0 save from reg to mem - d = 1 save in reg from mem</text:p></text:note-body></text:note> 0 0 0 reg</text:p>
          </table:table-cell>
          <table:table-cell table:style-name="Table1.A2" office:value-type="string">
            <text:p text:style-name="P38"><office:annotation office:name="__Annotation__1098_1498701022" loext:resolved="false"><dc:creator>Glegrith Fibunacci</dc:creator><dc:date>2023-02-08T17:42:24.375586181</dc:date><meta:creator-initials>GF</meta:creator-initials><text:p text:style-name="P45"><text:span text:style-name="T11">If both address bytes = 0 use BP Register</text:span></text:p></office:annotation>Address high<office:annotation-end office:name="__Annotation__1098_1498701022"/></text:p>
          </table:table-cell>
          <table:table-cell table:style-name="Table1.A2" office:value-type="string">
            <text:p text:style-name="P38">Address low</text:p>
          </table:table-cell>
          <table:table-cell table:style-name="Table1.E2" office:value-type="string">
            <text:p text:style-name="P11">MOV Memory <text:span text:style-name="T10">from/to </text:span>Register</text:p>
          </table:table-cell>
        </table:table-row>
        <table:table-row>
          <table:table-cell table:style-name="Table1.A2" office:value-type="string">
            <text:p text:style-name="P21">0 0 0 0 0 1 0 0</text:p>
          </table:table-cell>
          <table:table-cell table:style-name="Table1.A2" office:value-type="string">
            <text:p text:style-name="Table_20_Contents"><office:annotation office:name="__Annotation__1123_1498701022" loext:resolved="false"><dc:creator>Glegrith Fibunacci</dc:creator><dc:date>2023-02-08T18:00:50.454267896</dc:date><meta:creator-initials>GF</meta:creator-initials><text:p text:style-name="P45"><text:span text:style-name="T11">I don't think we still need this. Consider removing?</text:span></text:p></office:annotation><text:span text:style-name="T10">W 0 0 0 0 reg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1">MOV Register to Memory<office:annotation-end office:name="__Annotation__1123_1498701022"/></text:p>
          </table:table-cell>
        </table:table-row>
        <table:table-row>
          <table:table-cell table:style-name="Table1.A2" office:value-type="string">
            <text:p text:style-name="P21">0 0 0 0 0 1 0 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2">PUSH from Register/Memory</text:p>
          </table:table-cell>
        </table:table-row>
        <table:table-row>
          <table:table-cell table:style-name="Table1.A2" office:value-type="string">
            <text:p text:style-name="P21">0 0 0 0 0 1 1 0 </text:p>
          </table:table-cell>
          <table:table-cell table:style-name="Table1.A2" office:value-type="string">
            <text:p text:style-name="P27">W 0 0 0 0 reg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2">PUSH from Register</text:p>
          </table:table-cell>
        </table:table-row>
        <table:table-row>
          <table:table-cell table:style-name="Table1.A2" office:value-type="string">
            <text:p text:style-name="P21">0 0 0 0 0 1 1 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2">POP <text:s/>to Register/Memory</text:p>
          </table:table-cell>
        </table:table-row>
        <table:table-row>
          <table:table-cell table:style-name="Table1.A2" office:value-type="string">
            <text:p text:style-name="P21">0 0 0 0 1 0 0 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2">POP to Register</text:p>
          </table:table-cell>
        </table:table-row>
        <table:table-row>
          <table:table-cell table:style-name="Table1.A2" office:value-type="string">
            <text:p text:style-name="P21">0 0 0 0 1 0 0 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2">Input from port</text:p>
          </table:table-cell>
        </table:table-row>
        <table:table-row>
          <table:table-cell table:style-name="Table1.A2" office:value-type="string">
            <text:p text:style-name="P21">0 0 0 0 1 0 1 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2">Output to port</text:p>
          </table:table-cell>
        </table:table-row>
        <table:table-row>
          <table:table-cell table:style-name="Table1.A2" office:value-type="string">
            <text:p text:style-name="P21">0 0 0 0 1 0 1 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2">PUSHF Push Flags </text:p>
          </table:table-cell>
        </table:table-row>
        <table:table-row>
          <table:table-cell table:style-name="Table1.A2" office:value-type="string">
            <text:p text:style-name="P21">0 0 0 0 1 1 0 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2">POPF Pop Flags</text:p>
          </table:table-cell>
        </table:table-row>
        <table:table-row>
          <table:table-cell table:style-name="Table1.E2" table:number-columns-spanned="5" office:value-type="string">
            <text:p text:style-name="P8">Arithmetic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2">0 0 0 0 1 1 0 1</text:p>
          </table:table-cell>
          <table:table-cell table:style-name="Table1.A2" office:value-type="string">
            <text:p text:style-name="P24">W d reg1 reg2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2">ADD <text:span text:style-name="T6">(Unsigned)</text:span></text:p>
          </table:table-cell>
        </table:table-row>
        <table:table-row>
          <table:table-cell table:style-name="Table1.A2" office:value-type="string">
            <text:p text:style-name="P22">0 0 0 0 1 1 1 0</text:p>
          </table:table-cell>
          <table:table-cell table:style-name="Table1.A2" office:value-type="string">
            <text:p text:style-name="P25">W 0 0 0 0 reg</text:p>
          </table:table-cell>
          <table:table-cell table:style-name="Table1.A2" office:value-type="string">
            <text:p text:style-name="P5">Data <text:span text:style-name="T2">if w=1</text:span></text:p>
          </table:table-cell>
          <table:table-cell table:style-name="Table1.A2" office:value-type="string">
            <text:p text:style-name="P4">Data</text:p>
          </table:table-cell>
          <table:table-cell table:style-name="Table1.E2" office:value-type="string">
            <text:p text:style-name="P25">ADD Immediate</text:p>
          </table:table-cell>
        </table:table-row>
        <table:table-row>
          <table:table-cell table:style-name="Table1.A2" office:value-type="string">
            <text:p text:style-name="P22">0 0 0 0 1 1 1 1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26">ADD to Reg</text:p>
          </table:table-cell>
        </table:table-row>
        <table:table-row>
          <table:table-cell table:style-name="Table1.A2" office:value-type="string">
            <text:p text:style-name="P22">0 0 0 1 0 0 0 <text:span text:style-name="T7">1</text:span>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26">ADD to Stack</text:p>
          </table:table-cell>
        </table:table-row>
        <table:table-row>
          <table:table-cell table:style-name="Table1.A2" office:value-type="string">
            <text:p text:style-name="P23">0 0 0 1 0 0 1 0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26">ADD to Memory</text:p>
          </table:table-cell>
        </table:table-row>
        <table:table-row>
          <table:table-cell table:style-name="Table1.A2" office:value-type="string">
            <text:p text:style-name="P23">0 0 0 1 0 0 1 1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1"><text:span text:style-name="T6">I</text:span>ADD <text:span text:style-name="T6">Integer Add (Signed)</text:span></text:p>
          </table:table-cell>
        </table:table-row>
        <table:table-row>
          <table:table-cell table:style-name="Table1.A2" office:value-type="string">
            <text:p text:style-name="P23">0 0 0 1 0 1 0 0 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1">INC</text:p>
          </table:table-cell>
        </table:table-row>
        <table:table-row>
          <table:table-cell table:style-name="Table1.A2" office:value-type="string">
            <text:p text:style-name="P23">0 0 0 1 0 1 0 1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1">SUB <text:span text:style-name="T6">(Unsigned)</text:span></text:p>
          </table:table-cell>
        </table:table-row>
        <table:table-row>
          <table:table-cell table:style-name="Table1.A2" office:value-type="string">
            <text:p text:style-name="P23">0 0 0 1 0 1 1 0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20">ISUB Integer Subtract (Signed)</text:p>
          </table:table-cell>
        </table:table-row>
        <table:table-row>
          <table:table-cell table:style-name="Table1.A2" office:value-type="string">
            <text:p text:style-name="P23">0 0 0 1 0 1 1 1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1">DEC</text:p>
          </table:table-cell>
        </table:table-row>
        <table:table-row>
          <table:table-cell table:style-name="Table1.A2" office:value-type="string">
            <text:p text:style-name="P23">0 0 0 1 1 0 0 0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1">NEG = change sign</text:p>
          </table:table-cell>
        </table:table-row>
        <table:table-row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1">MUL = Multiply (Unsigned)</text:p>
          </table:table-cell>
        </table:table-row>
        <text:soft-page-break/>
        <table:table-row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1">IMUL integer Multiply (Signed)</text:p>
          </table:table-cell>
        </table:table-row>
        <table:table-row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1">DIV Divide (Unsigned)</text:p>
          </table:table-cell>
        </table:table-row>
        <table:table-row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1">IDIV Integer Divide (Signed)</text:p>
          </table:table-cell>
        </table:table-row>
        <table:table-row>
          <table:table-cell table:style-name="Table1.E2" table:number-columns-spanned="5" office:value-type="string">
            <text:p text:style-name="P9">Logic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Shift right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Shift left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Rotate right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Rotate left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Rotate Throug Carry flag left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Rotate Throug Carry flag right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NOT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AND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OR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XOR</text:p>
          </table:table-cell>
        </table:table-row>
        <table:table-row>
          <table:table-cell table:style-name="Table1.E2" table:number-columns-spanned="5" office:value-type="string">
            <text:p text:style-name="P8">STRING MANIPULA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REP e Repeat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MOVS Move Byte/Word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CMPS Compare Byte/Word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SCAS Scan Byte/Word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LODS Load Byte/W<text:span text:style-name="T5">or</text:span>d to AL/AX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STOS Stor<text:span text:style-name="T5">e</text:span> Byte/W<text:span text:style-name="T5">or</text:span>d from AL/A<text:span text:style-name="T5">X</text:span></text:p>
          </table:table-cell>
        </table:table-row>
        <table:table-row>
          <table:table-cell table:style-name="Table1.E2" table:number-columns-spanned="5" office:value-type="string">
            <text:p text:style-name="P8">CONTROL TRANSFE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<text:span text:style-name="T4">JM</text:span>P Unconditional Jump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JE/JZ Jump on Equal/Zero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JL/JNGE Jump on Less/Not Greater</text:p>
            <text:p text:style-name="P3">or Equal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JLE/JNG Jump on Less or Equal/</text:p>
            <text:p text:style-name="P3">Not Greater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JB/JNAE Jump on Below/Not Above</text:p>
            <text:p text:style-name="P3">or Equal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JBE/JNA Jump on Below or Equal/</text:p>
            <text:p text:style-name="P3">Not Above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JO Jump on Overflow</text:p>
          </table:table-cell>
        </table:table-row>
        <text:soft-page-break/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JS Jump on Sign</text:p>
          </table:table-cell>
        </table:table-row>
        <table:table-row table:style-name="Table1.60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JNE/JNZ e Jump on Not Equal/Not Zero</text:p>
          </table:table-cell>
        </table:table-row>
        <table:table-row table:style-name="Table1.60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JNL/JGE e Jump on Not Less/Greater</text:p>
            <text:p text:style-name="P3">or Equal</text:p>
          </table:table-cell>
        </table:table-row>
        <table:table-row table:style-name="Table1.60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JNLE/JG e Jump on Not Less or Equal/</text:p>
            <text:p text:style-name="P3">Greater</text:p>
          </table:table-cell>
        </table:table-row>
        <table:table-row table:style-name="Table1.60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17">JNB/JAE e Jump on Not Below/Above</text:p>
            <text:p text:style-name="P17">or Equal</text:p>
          </table:table-cell>
        </table:table-row>
        <table:table-row table:style-name="Table1.60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JNBE/JA e Jump on Not Below or</text:p>
            <text:p text:style-name="P3">Equal/Above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JNP/JPO e Jump on Not Par/Par Odd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17">JNO e Jump on Not Overflow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JNS e Jump on Not Sign</text:p>
          </table:table-cell>
        </table:table-row>
        <table:table-row>
          <table:table-cell table:style-name="Table1.E2" table:number-columns-spanned="5" office:value-type="string">
            <text:p text:style-name="P8">PROCESSOR CONTRO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WAIT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HLT <text:span text:style-name="T5">Halt</text:span>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6mm" fo:margin-right="0mm" fo:text-indent="-6mm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style:style style:name="Academic.1" style:family="table-cell" style:data-style-name="N100">
      <style:table-cell-properties fo:border-top="0.74pt solid #000000" fo:border-bottom="0.74pt solid #000000" fo:padding="0mm" fo:padding-left="0mm" fo:padding-right="0mm" fo:padding-top="0mm" fo:padding-bottom="0mm"/>
    </style:style>
    <style:style style:name="Academic.2" style:family="table-cell" style:data-style-name="N0">
      <style:table-cell-properties fo:border-bottom="0.74pt solid #000000" fo:padding="0mm" fo:padding-left="0mm" fo:padding-right="0mm" fo:padding-top="0mm" fo:padding-bottom="0mm"/>
    </style:style>
    <style:style style:name="Academic.3" style:family="table-cell" style:data-style-name="N100">
      <style:table-cell-properties fo:padding="0mm" fo:padding-left="0mm" fo:padding-right="0mm" fo:padding-top="0mm" fo:padding-bottom="0mm"/>
    </style:style>
    <style:style style:name="Academic.4" style:family="table-cell" style:data-style-name="N0">
      <style:table-cell-properties fo:padding="0mm" fo:padding-left="0mm" fo:padding-right="0mm" fo:padding-top="0mm" fo:padding-bottom="0mm"/>
    </style:style>
    <style:style style:name="Academic.5" style:family="table-cell" style:data-style-name="N0">
      <style:table-cell-properties fo:padding="0mm" fo:padding-left="0mm" fo:padding-right="0mm" fo:padding-top="0mm" fo:padding-bottom="0mm"/>
    </style:style>
    <style:style style:name="Academic.6" style:family="table-cell" style:data-style-name="N100">
      <style:table-cell-properties fo:padding="0mm" fo:padding-left="0mm" fo:padding-right="0mm" fo:padding-top="0mm" fo:padding-bottom="0mm"/>
    </style:style>
    <style:style style:name="Academic.7" style:family="table-cell" style:data-style-name="N0">
      <style:table-cell-properties fo:padding="0mm" fo:padding-left="0mm" fo:padding-right="0mm" fo:padding-top="0mm" fo:padding-bottom="0mm"/>
    </style:style>
    <style:style style:name="Academic.8" style:family="table-cell" style:data-style-name="N0">
      <style:table-cell-properties fo:padding="0mm" fo:padding-left="0mm" fo:padding-right="0mm" fo:padding-top="0mm" fo:padding-bottom="0mm"/>
    </style:style>
    <style:style style:name="Academic.9" style:family="table-cell" style:data-style-name="N0">
      <style:table-cell-properties fo:padding="0mm" fo:padding-left="0mm" fo:padding-right="0mm" fo:padding-top="0mm" fo:padding-bottom="0mm"/>
    </style:style>
    <style:style style:name="Academic.10" style:family="table-cell" style:data-style-name="N0">
      <style:table-cell-properties fo:padding="0mm" fo:padding-left="0mm" fo:padding-right="0mm" fo:padding-top="0mm" fo:padding-bottom="0mm"/>
    </style:style>
    <style:style style:name="Academic.11" style:family="table-cell" style:data-style-name="N100">
      <style:table-cell-properties fo:border-top="0.74pt solid #000000" fo:border-bottom="0.74pt solid #000000" fo:padding="0mm" fo:padding-left="0mm" fo:padding-right="0mm" fo:padding-top="0mm" fo:padding-bottom="0mm"/>
    </style:style>
    <style:style style:name="Academic.12" style:family="table-cell" style:data-style-name="N100">
      <style:table-cell-properties fo:border-top="0.74pt solid #000000" fo:border-bottom="0.74pt solid #000000" fo:padding="0mm" fo:padding-left="0mm" fo:padding-right="0mm" fo:padding-top="0mm" fo:padding-bottom="0mm"/>
    </style:style>
    <style:style style:name="Academic.13" style:family="table-cell" style:data-style-name="N100">
      <style:table-cell-properties fo:border-bottom="0.74pt solid #000000" fo:padding="0mm" fo:padding-left="0mm" fo:padding-right="0mm" fo:padding-top="0mm" fo:padding-bottom="0mm"/>
    </style:style>
    <style:style style:name="Academic.14" style:family="table-cell" style:data-style-name="N0">
      <style:table-cell-properties fo:border-bottom="0.74pt solid #000000" fo:padding="0mm" fo:padding-left="0mm" fo:padding-right="0mm" fo:padding-top="0mm" fo:padding-bottom="0mm"/>
    </style:style>
    <style:style style:name="Academic.15" style:family="table-cell" style:data-style-name="N100">
      <style:table-cell-properties fo:border-top="0.74pt solid #000000" fo:border-bottom="0.74pt solid #000000" fo:padding="0mm" fo:padding-left="0mm" fo:padding-right="0mm" fo:padding-top="0mm" fo:padding-bottom="0mm"/>
    </style:style>
    <style:style style:name="Academic.16" style:family="table-cell" style:data-style-name="N0">
      <style:table-cell-properties fo:border-bottom="0.74pt solid #000000" fo:padding="0mm" fo:padding-left="0mm" fo:padding-right="0mm" fo:padding-top="0mm" fo:padding-bottom="0mm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0.06mm" fo:page-height="296.93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columns fo:column-count="1" fo:column-gap="0mm"/>
        <style:footnote-sep style:width="0.18mm" style:distance-before-sep="1.02mm" style:distance-after-sep="1.02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5:27:14.962231723</meta:creation-date>
    <meta:editing-cycles>36</meta:editing-cycles>
    <meta:editing-duration>PT7H35M28S</meta:editing-duration>
    <dc:subject>A simple 16-Bit CPU capable of perfoming classic arithmetic and logic operations.</dc:subject>
    <dc:title>lil CPU</dc:title>
    <dc:date>2023-02-09T16:40:01.493684730</dc:date>
    <meta:generator>LibreOffice/7.3.7.2$Linux_X86_64 LibreOffice_project/30$Build-2</meta:generator>
    <dc:creator>Glegrith Fibunacci</dc:creator>
    <meta:document-statistic meta:table-count="3" meta:image-count="0" meta:object-count="0" meta:page-count="4" meta:paragraph-count="198" meta:word-count="673" meta:character-count="2564" meta:non-whitespace-character-count="2085"/>
    <meta:user-defined meta:name="Editor">MrFibunacci</meta:user-defined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MrFibunacci" VL:creator="" dc:date-time="2023-01-17T16:30:31"/>
  <VL:version-entry VL:title="Version2" VL:comment="" VL:creator="Glegrith Fibunacci" dc:date-time="2023-01-17T16:35:44"/>
</VL:version-list>
</file>